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dcefd"/>
    </style:style>
    <style:style style:name="P2" style:family="paragraph" style:parent-style-name="Text_20_body">
      <style:text-properties officeooo:rsid="001dcefd" officeooo:paragraph-rsid="001f55a7"/>
    </style:style>
    <style:style style:name="P3" style:family="paragraph" style:parent-style-name="Text_20_body">
      <style:text-properties officeooo:rsid="00171d86" officeooo:paragraph-rsid="00171d86"/>
    </style:style>
    <style:style style:name="P4" style:family="paragraph" style:parent-style-name="Text_20_body">
      <style:text-properties officeooo:paragraph-rsid="001dcefd"/>
    </style:style>
    <style:style style:name="P5" style:family="paragraph" style:parent-style-name="Text_20_body">
      <style:text-properties officeooo:paragraph-rsid="001f55a7"/>
    </style:style>
    <style:style style:name="P6" style:family="paragraph" style:parent-style-name="Text_20_body">
      <style:text-properties officeooo:rsid="001f55a7" officeooo:paragraph-rsid="001f55a7"/>
    </style:style>
    <style:style style:name="P7" style:family="paragraph" style:parent-style-name="Text_20_body">
      <style:text-properties officeooo:paragraph-rsid="0025059a"/>
    </style:style>
    <style:style style:name="P8" style:family="paragraph" style:parent-style-name="Text_20_body">
      <style:text-properties officeooo:paragraph-rsid="0026c815"/>
    </style:style>
    <style:style style:name="P9" style:family="paragraph" style:parent-style-name="Text_20_body">
      <style:text-properties officeooo:paragraph-rsid="0040ec8a"/>
    </style:style>
    <style:style style:name="P10" style:family="paragraph" style:parent-style-name="Text_20_body">
      <style:text-properties officeooo:rsid="0039f1f7" officeooo:paragraph-rsid="003e697e"/>
    </style:style>
    <style:style style:name="P11" style:family="paragraph" style:parent-style-name="Text_20_body">
      <style:text-properties officeooo:rsid="002e4dfd" officeooo:paragraph-rsid="003e697e"/>
    </style:style>
    <style:style style:name="P12" style:family="paragraph" style:parent-style-name="Text_20_body">
      <style:text-properties officeooo:rsid="003ab0c8" officeooo:paragraph-rsid="003e697e"/>
    </style:style>
    <style:style style:name="P13" style:family="paragraph" style:parent-style-name="Text_20_body">
      <style:text-properties officeooo:rsid="00206c56" officeooo:paragraph-rsid="00206c56"/>
    </style:style>
    <style:style style:name="P14" style:family="paragraph" style:parent-style-name="Text_20_body">
      <style:text-properties officeooo:rsid="0040c837" officeooo:paragraph-rsid="0040ec8a"/>
    </style:style>
    <style:style style:name="P15" style:family="paragraph" style:parent-style-name="Text_20_body">
      <style:text-properties officeooo:rsid="00195543" officeooo:paragraph-rsid="0040ec8a"/>
    </style:style>
    <style:style style:name="P16" style:family="paragraph" style:parent-style-name="Text_20_body">
      <style:text-properties officeooo:rsid="0044d2bd" officeooo:paragraph-rsid="0041867a"/>
    </style:style>
    <style:style style:name="P17" style:family="paragraph" style:parent-style-name="Text_20_body">
      <style:text-properties officeooo:rsid="0044d2bd" officeooo:paragraph-rsid="0044d2bd"/>
    </style:style>
    <style:style style:name="P18" style:family="paragraph" style:parent-style-name="Text_20_body">
      <style:text-properties officeooo:rsid="004740df" officeooo:paragraph-rsid="004740df"/>
    </style:style>
    <style:style style:name="P19" style:family="paragraph" style:parent-style-name="Text_20_body">
      <style:text-properties officeooo:rsid="00475295" officeooo:paragraph-rsid="00475295"/>
    </style:style>
    <style:style style:name="P20" style:family="paragraph" style:parent-style-name="Text_20_body">
      <style:text-properties officeooo:paragraph-rsid="00504b21"/>
    </style:style>
    <style:style style:name="P21" style:family="paragraph" style:parent-style-name="Text_20_body">
      <style:text-properties officeooo:rsid="003ac5b7" officeooo:paragraph-rsid="005be825"/>
    </style:style>
    <style:style style:name="P22" style:family="paragraph" style:parent-style-name="Text_20_body">
      <style:text-properties officeooo:rsid="003ac5b7" officeooo:paragraph-rsid="005bea79"/>
    </style:style>
    <style:style style:name="P23" style:family="paragraph" style:parent-style-name="Title">
      <style:text-properties officeooo:rsid="00160500" officeooo:paragraph-rsid="00160500"/>
    </style:style>
    <style:style style:name="P24" style:family="paragraph" style:parent-style-name="Heading_20_1">
      <style:text-properties officeooo:rsid="001dcefd"/>
    </style:style>
    <style:style style:name="P25" style:family="paragraph" style:parent-style-name="Heading_20_1">
      <style:text-properties officeooo:rsid="001dcefd" officeooo:paragraph-rsid="001dcefd"/>
    </style:style>
    <style:style style:name="P26" style:family="paragraph" style:parent-style-name="Heading_20_1">
      <style:text-properties officeooo:rsid="002d0737" officeooo:paragraph-rsid="002d0737"/>
    </style:style>
    <style:style style:name="P27" style:family="paragraph" style:parent-style-name="Heading_20_1">
      <style:text-properties officeooo:rsid="003440d4" officeooo:paragraph-rsid="003440d4"/>
    </style:style>
    <style:style style:name="P28" style:family="paragraph" style:parent-style-name="Heading_20_1">
      <style:text-properties officeooo:rsid="0040ec8a" officeooo:paragraph-rsid="0040ec8a"/>
    </style:style>
    <style:style style:name="P29" style:family="paragraph" style:parent-style-name="Heading_20_2">
      <style:text-properties officeooo:paragraph-rsid="0040ec8a"/>
    </style:style>
    <style:style style:name="T1" style:family="text">
      <style:text-properties officeooo:rsid="00160500"/>
    </style:style>
    <style:style style:name="T2" style:family="text">
      <style:text-properties officeooo:rsid="00171d86"/>
    </style:style>
    <style:style style:name="T3" style:family="text">
      <style:text-properties officeooo:rsid="00180a7b"/>
    </style:style>
    <style:style style:name="T4" style:family="text">
      <style:text-properties officeooo:rsid="00195543"/>
    </style:style>
    <style:style style:name="T5" style:family="text">
      <style:text-properties officeooo:rsid="001affda"/>
    </style:style>
    <style:style style:name="T6" style:family="text">
      <style:text-properties officeooo:rsid="001c26c9"/>
    </style:style>
    <style:style style:name="T7" style:family="text">
      <style:text-properties officeooo:rsid="001dcefd"/>
    </style:style>
    <style:style style:name="T8" style:family="text">
      <style:text-properties officeooo:rsid="001f55a7"/>
    </style:style>
    <style:style style:name="T9" style:family="text">
      <style:text-properties officeooo:rsid="001fbe05"/>
    </style:style>
    <style:style style:name="T10" style:family="text">
      <style:text-properties officeooo:rsid="0021286b"/>
    </style:style>
    <style:style style:name="T11" style:family="text">
      <style:text-properties officeooo:rsid="0023856d"/>
    </style:style>
    <style:style style:name="T12" style:family="text">
      <style:text-properties officeooo:rsid="0025059a"/>
    </style:style>
    <style:style style:name="T13" style:family="text">
      <style:text-properties officeooo:rsid="0026c815"/>
    </style:style>
    <style:style style:name="T14" style:family="text">
      <style:text-properties officeooo:rsid="0028c701"/>
    </style:style>
    <style:style style:name="T15" style:family="text">
      <style:text-properties officeooo:rsid="002a43c4"/>
    </style:style>
    <style:style style:name="T16" style:family="text">
      <style:text-properties officeooo:rsid="002c211f"/>
    </style:style>
    <style:style style:name="T17" style:family="text">
      <style:text-properties officeooo:rsid="002d0737"/>
    </style:style>
    <style:style style:name="T18" style:family="text">
      <style:text-properties officeooo:rsid="003ca56c"/>
    </style:style>
    <style:style style:name="T19" style:family="text">
      <style:text-properties officeooo:rsid="003e697e"/>
    </style:style>
    <style:style style:name="T20" style:family="text">
      <style:text-properties officeooo:rsid="003f8bce"/>
    </style:style>
    <style:style style:name="T21" style:family="text">
      <style:text-properties officeooo:rsid="0040c837"/>
    </style:style>
    <style:style style:name="T22" style:family="text">
      <style:text-properties officeooo:rsid="00410ab7"/>
    </style:style>
    <style:style style:name="T23" style:family="text">
      <style:text-properties officeooo:rsid="0041867a"/>
    </style:style>
    <style:style style:name="T24" style:family="text">
      <style:text-properties officeooo:rsid="0041db0f"/>
    </style:style>
    <style:style style:name="T25" style:family="text">
      <style:text-properties officeooo:rsid="0042e21d"/>
    </style:style>
    <style:style style:name="T26" style:family="text">
      <style:text-properties officeooo:rsid="0044af96"/>
    </style:style>
    <style:style style:name="T27" style:family="text">
      <style:text-properties officeooo:rsid="00467055"/>
    </style:style>
    <style:style style:name="T28" style:family="text">
      <style:text-properties officeooo:rsid="00469a4f"/>
    </style:style>
    <style:style style:name="T29" style:family="text">
      <style:text-properties officeooo:rsid="004740df"/>
    </style:style>
    <style:style style:name="T30" style:family="text">
      <style:text-properties officeooo:rsid="004982f2"/>
    </style:style>
    <style:style style:name="T31" style:family="text">
      <style:text-properties officeooo:rsid="004a6edc"/>
    </style:style>
    <style:style style:name="T32" style:family="text">
      <style:text-properties officeooo:rsid="004c32a3"/>
    </style:style>
    <style:style style:name="T33" style:family="text">
      <style:text-properties officeooo:rsid="004d3b0f"/>
    </style:style>
    <style:style style:name="T34" style:family="text">
      <style:text-properties officeooo:rsid="004f1d39"/>
    </style:style>
    <style:style style:name="T35" style:family="text">
      <style:text-properties officeooo:rsid="00504b21"/>
    </style:style>
    <style:style style:name="T36" style:family="text">
      <style:text-properties officeooo:rsid="005230e9"/>
    </style:style>
    <style:style style:name="T37" style:family="text">
      <style:text-properties officeooo:rsid="0052ab9d"/>
    </style:style>
    <style:style style:name="T38" style:family="text">
      <style:text-properties officeooo:rsid="00540e5a"/>
    </style:style>
    <style:style style:name="T39" style:family="text">
      <style:text-properties officeooo:rsid="005572bb"/>
    </style:style>
    <style:style style:name="T40" style:family="text">
      <style:text-properties officeooo:rsid="0056256b"/>
    </style:style>
    <style:style style:name="T41" style:family="text">
      <style:text-properties officeooo:rsid="0056b0ed"/>
    </style:style>
    <style:style style:name="T42" style:family="text">
      <style:text-properties officeooo:rsid="0057db4f"/>
    </style:style>
    <style:style style:name="T43" style:family="text">
      <style:text-properties officeooo:rsid="0058a1f4"/>
    </style:style>
    <style:style style:name="T44" style:family="text">
      <style:text-properties officeooo:rsid="005a96c3"/>
    </style:style>
    <style:style style:name="T45" style:family="text">
      <style:text-properties officeooo:rsid="005bd64b"/>
    </style:style>
    <style:style style:name="T46" style:family="text">
      <style:text-properties officeooo:rsid="005be825"/>
    </style:style>
    <style:style style:name="T47" style:family="text">
      <style:text-properties officeooo:rsid="005bea79"/>
    </style:style>
    <style:style style:name="T48" style:family="text">
      <style:text-properties officeooo:rsid="005d9b5f"/>
    </style:style>
    <style:style style:name="T49" style:family="text">
      <style:text-properties officeooo:rsid="005ec5db"/>
    </style:style>
    <style:style style:name="T50" style:family="text">
      <style:text-properties officeooo:rsid="00629a73"/>
    </style:style>
    <style:style style:name="T51" style:family="text">
      <style:text-properties officeooo:rsid="0062adfc"/>
    </style:style>
    <style:style style:name="T52" style:family="text">
      <style:text-properties officeooo:rsid="0062f2e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utorial instalando o antiX</text:p>
      <text:p text:style-name="P3">Fonte: <text:a xlink:type="simple" xlink:href="https://download.tuxfamily.org/antix/docs-antiX-17/FAQ/index.html" text:style-name="Internet_20_link" text:visited-style-name="Visited_20_Internet_20_Link">https://download.tuxfamily.org/antix/docs-antiX-17/FAQ/index.html</text:a>.</text:p>
      <text:h text:style-name="P25" text:outline-level="1">Introdução</text:h>
      <text:p text:style-name="P5"><text:span text:style-name="T2">O antiX é um sistema operacional baseado no Debian, isto é, você pode usar o repositório do Debian e instalar aplicativos com apt. Entretanto o antiX não vem com o systemd. </text:span><text:span text:style-name="T1">Você pode baixar do site </text:span><text:a xlink:type="simple" xlink:href="https://antixlinux.com/download/" text:style-name="Internet_20_link" text:visited-style-name="Visited_20_Internet_20_Link"><text:span text:style-name="T1">https://antixlinux.com/download/</text:span></text:a><text:span text:style-name="T1"> quatro “sabores” diferentes: full, base, core e net. O antiX-net é o menor de todos, vem apenas com linha de comando e sem drivers de wifi. Se você quiser baixar algo por ele, precisa estar conectado à internet via cabo. O antiX-core vem apenas com linha de comando também, mas com uma variedade de drivers como de wifi. O antiX-base e o antiX-full </text:span><text:span text:style-name="T2">vêm com interface gráfica e alguns aplicativos já instalados, sendo que o full vem com mais aplicativos que o base.</text:span></text:p>
      <text:p text:style-name="P5"><text:span text:style-name="T2">Nesse tutorial instalaremos o anti</text:span><text:span text:style-name="T7">X-2</text:span><text:span text:style-name="T50">2</text:span><text:span text:style-name="T7"> x64-base (</text:span><text:span text:style-name="T50">19</text:span><text:span text:style-name="T7">/10/202</text:span><text:span text:style-name="T50">2</text:span><text:span text:style-name="T7">) </text:span><text:span text:style-name="T8">ao lado do Windows. Para isso, anteriormente é recomendado que você já tenha disponibilizado pelo Windows um espaço no HD para a instalação do Linux.</text:span></text:p>
      <text:h text:style-name="P24" text:outline-level="1">Instalando</text:h>
      <text:p text:style-name="P1">Ao inicializar o antiX pela mídia de instalação, <text:span text:style-name="T50">a</text:span>parecerá o menu de inicialização. Escolha as opções de idioma, <text:span text:style-name="T50">teclado</text:span> e localização <text:span text:style-name="T50">(language – keyboard – timezone)</text:span>.</text:p>
      <text:p text:style-name="P4"><text:span text:style-name="T51">Por padrão, o antiX usa o Rox-IceWM como gerenciador de área de trabalho. Se você deseja manter o uso de RAM o mais baixo possível, pode escolher uma das opções min-, que vêm sem papel de parede, ícones da área de trabalho, conky e nenhum aplicativo em execução no painel. Eu recomendo o min-IceWM. Para isso, selecione “Opções Avançadas” → “Opções de área de trabalho”</text:span><text:span text:style-name="T7">. O que você escolher aqui será o usado depois de instalado. </text:span></text:p>
      <text:p text:style-name="P2">Depois é só escolher a opção “antiX-2<text:span text:style-name="T51">2</text:span> x64-base” e teclar Enter. O sistema será inicializado com as opções escolhidas. Tecle o menu iniciar → Instalador do antiX. Clique em “Alterar as Configurações do Teclado”. <text:span text:style-name="T20">Na aba “Leiautes”,</text:span> deixe <text:span text:style-name="T20">o leiaute </text:span>compatível com seu teclado. <text:span text:style-name="T20">Na aba “Teclas de Atalho”, deixe vazio a opção “Alternando para outra posição”, para não dar conflito com outros atalhos de teclado</text:span>. <text:span text:style-name="T8">Na próxima janela, clique em “Personalizar o leiaute do disco”.</text:span></text:p>
      <text:p text:style-name="P6">Na próxima janela você pode clicar no ícone do “Gparted” e criar duas partições para o Linux, usando aquele espaço disponibilizado anteriormente pelo <text:span text:style-name="T20">Windows</text:span>. Na primeira partição, coloque o espaço proporcional à sua memória RAM e o sistema de arquivos como “linux-swap”. Essa partição serve para auxiliar a memória RAM quando ela estiver cheia. Na segunda partição, coloque todo o espaço que sobrou e o sistemas de arquivos “ext4”. Aplique todas as alterações e volte para a janela anterior.</text:p>
      <text:p text:style-name="P6">De volta à janela de escolha das partições, clique na partição formatada como swap e selecione a utilização “swap”. Depois clique na partição formatada como ext4 e selecione a utilização “/”, ou “root”.</text:p>
      <text:p text:style-name="P6">Na próxima janela selecione a opção “Instalar o GRUB para Linux e Windows” e escolha o local adequado para o “Disco de inicialização do sistema”. Na próxima janela, dê um nome ao seu computador, que será o apresentado na rede. <text:span text:style-name="T9">Na próxima janela, escolha a localização, o fuso-horário e selecione a opção “O relógio do sistema usa a hora local”. Na próxima janela dê o nome e senha do teu usuário e também habilite a conta de root (administrador).</text:span></text:p>
      <text:p text:style-name="P13">Depois de finalizada a instalação, ao clicar em “finalizar”, o sistema será reiniciado. Será apresentada a tela do GRUB, onde você pode escolher qual sistema operacional será inicializado.</text:p>
      <text:h text:style-name="P26" text:outline-level="1">Atualizando o kernel</text:h>
      <text:p text:style-name="P16"><text:span text:style-name="T23">Primeiramente vamos atualizar os pacotes do sistema. Execute: </text:span><text:span text:style-name="Source_20_Text"><text:span text:style-name="T23">sudo apt update &amp;&amp; sudo apt upgrade &amp;&amp; sudo apt autoremove </text:span></text:span><text:span text:style-name="Source_20_Text"><text:span text:style-name="T28">&amp;&amp; sudo reboot</text:span></text:span>. <text:span text:style-name="T23">Esse processo demora um pouco. Quando solicitado, confirme as alterações. </text:span><text:span text:style-name="T28">Ao final, o computador será reiniciado.</text:span></text:p>
      <text:p text:style-name="P7"><text:span text:style-name="T23">Agora vamos atualizar o kernel. </text:span><text:span text:style-name="T12">Execute </text:span><text:span text:style-name="Source_20_Text"><text:span text:style-name="T12">sudo cli-aptiX</text:span></text:span>. <text:span text:style-name="T12">Siga os passos: </text:span><text:span text:style-name="T22">E</text:span><text:span text:style-name="T12">xecutar apt-get update agora? </text:span><text:span text:style-name="T23">Não </text:span><text:span text:style-name="T12">→ </text:span><text:span text:style-name="T23">P</text:span><text:span text:style-name="T12">rocurar núcleos (kernels) do antiX → exibir XX resultados primeiro → digite um número correspondente à versão mais recente disponível do kernel → instalar o pacote → você quer instalar este pacote agora? Sim </text:span><text:span text:style-name="T13">→ </text:span><text:span text:style-name="T24">P</text:span><text:span text:style-name="T13">ressione &lt;Enter&gt; para continuar → </text:span><text:span text:style-name="T24">S</text:span><text:span text:style-name="T13">air</text:span><text:span text:style-name="T12">. </text:span><text:span text:style-name="T13">Execute </text:span><text:span text:style-name="Source_20_Text"><text:span text:style-name="T13">sudo reboot</text:span></text:span> <text:span text:style-name="T13">para reiniciar o computador.</text:span></text:p>
      <text:p text:style-name="P8"><text:span text:style-name="T13">Na próxima vez que aparecer o GRUB, selecione a opção “advanced options…” e verifique se o kernel mais recente foi instalado, selecionando-o em seguida. Agora vamos desinstalar esse kernel mais antigo para não ficar ocupando espaço. </text:span><text:span text:style-name="T14">Digite, sem executar ainda, o comando </text:span><text:span text:style-name="Source_20_Text"><text:span text:style-name="T14">sudo apt remove linux-image-</text:span></text:span>, <text:span text:style-name="T14">seguido da tecla tab duas vezes, para listar os kernels atualmente instalados. Complete o comando com o número da versão que você quer desinstalar. Também acrescente ao comando o pacote que começa com </text:span><text:span text:style-name="Source_20_Text"><text:span text:style-name="T14">linux-header</text:span></text:span>, <text:span text:style-name="T14">teclando tab duas vezes para listar os headers dos kernels instalados, e complete o comando com o número da versão que quer desinstalar. No meu caso, o comando completo ficou assim: </text:span><text:span text:style-name="Source_20_Text"><text:span text:style-name="T14">sudo apt remove linux-image-4.9.0-279-antix.1-amd64-smp linux-headers-4.9.0-279-antix.1-amd64-smp</text:span></text:span>. <text:span text:style-name="T14">Agora, pode executar o comando. </text:span><text:span text:style-name="T15">Para mais informações </text:span><text:span text:style-name="T52">sobre</text:span><text:span text:style-name="T15"> como remover kernels do linux: </text:span><text:a xlink:type="simple" xlink:href="https://www.cyberciti.biz/faq/debian-redhat-linux-delete-kernel-command/" text:style-name="Internet_20_link" text:visited-style-name="Visited_20_Internet_20_Link"><text:span text:style-name="T15">https://www.cyberciti.biz/faq/debian-redhat-linux-delete-kernel-command/</text:span></text:a><text:span text:style-name="T15">.</text:span></text:p>
      <text:h text:style-name="P27" text:outline-level="1">Personalização</text:h>
      <text:p text:style-name="P17">Para remover as configurações de localização não utilizadas, abra o arquivo <text:span text:style-name="Source_20_Text">/etc/locale.gen</text:span> e coloque uma cerquilha na frente das localização que não quer utilizar. <text:span text:style-name="T27">Eu particularmente gosto de deixar apenas duas: </text:span><text:span text:style-name="Source_20_Text"><text:span text:style-name="T27">en_US.UTF-8 UTF-8</text:span></text:span><text:span text:style-name="T27"> e </text:span><text:span text:style-name="Source_20_Text"><text:span text:style-name="T27">pt_BR.UTF-8 UTF-8</text:span></text:span><text:span text:style-name="T27">.</text:span> Depois execute <text:span text:style-name="Source_20_Text">sudo locale-gen</text:span>.</text:p>
      <text:p text:style-name="P19">Para aparecer o ícone de wifi na bandeja do sistema, basta abrir o programa padrão de gerenciamento de wifi, chamado ConnMan, <text:span text:style-name="T30">abrir aba “Preferências” e desativar opção “Ocultar o ícone da bandeja”.</text:span></text:p>
      <text:p text:style-name="P11"><text:span text:style-name="T19">Para alterar</text:span> o gerenciador de arquivos padrão para um mais completo: menu iniciar → centro de controle → área de trabalho → aplicativos preferidos → gerenciador de arquivos: zzzfm.desktop. <text:span text:style-name="T25">Agora abra o zzzfm para personalizar algumas coisas. Menu exibir → preferências → desabilite “clique único abre arquivos”. Menu exibir → desabilite “painel da barra de menus”.</text:span></text:p>
      <text:p text:style-name="P21">Para <text:span text:style-name="T42">listar as configurações do touchpad: </text:span><text:span text:style-name="Source_20_Text"><text:span text:style-name="T42">synclient -l</text:span></text:span><text:span text:style-name="T42">. </text:span><text:span text:style-name="T44">Para alterar as configurações do touchpad, edite o arquivo </text:span><text:span text:style-name="Source_20_Text"><text:span text:style-name="T44">/etc/X11/xorg.conf.d/synaptics.conf</text:span></text:span><text:span text:style-name="T44">. </text:span><text:span text:style-name="T48">As configurações surtirão efeito ao reiniciar </text:span><text:span text:style-name="T49">a sessão</text:span><text:span text:style-name="T48">.</text:span><text:span text:style-name="T44"> Por exemplo, p</text:span>ara inverter a direção de rolagem, <text:span text:style-name="T46">altere/adicione as seguintes linhas no arquivo:</text:span></text:p>
      <text:p text:style-name="Preformatted_20_Text"><text:s text:c="8"/>Option <text:s text:c="9"/>"VertScrollDelta" <text:s text:c="6"/>"-111"</text:p>
      <text:p text:style-name="Preformatted_20_Text"><text:s text:c="8"/>Option <text:s text:c="9"/>"HorizScrollDelta" <text:s text:c="5"/>"-111"</text:p>
      <text:p text:style-name="P22"><text:span text:style-name="T18">Para, </text:span><text:span text:style-name="T42">respectivamente,</text:span><text:span text:style-name="T18"> habilitar menu de contexto com dois toques simultâneos </text:span><text:span text:style-name="T43">e</text:span><text:span text:style-name="T18"> desabilitar rolagem com apenas um dedo, </text:span><text:span text:style-name="T45">altere/</text:span><text:span text:style-name="T47">adicione as seguintes linhas no arquivo:</text:span></text:p>
      <text:p text:style-name="Preformatted_20_Text"><text:s text:c="8"/>Option <text:s text:c="9"/>"TapButton2" <text:s text:c="11"/>"3" <text:s text:c="4"/># multitouch</text:p>
      <text:p text:style-name="Preformatted_20_Text"><text:s text:c="8"/>Option <text:s text:c="9"/>"VertEdgeScroll" <text:s text:c="7"/>"0"</text:p>
      <text:p text:style-name="Preformatted_20_Text"><text:s text:c="8"/>Option <text:s text:c="9"/>"CircularScrolling" <text:s text:c="4"/>"0"</text:p>
      <text:p text:style-name="P11">Para desativar o conky: menu iniciar → área de trabalho → desligar o conky.</text:p>
      <text:p text:style-name="P18">Para aplicar um tema às janelas: menu iniciar → centro de controle → <text:span text:style-name="T39">área de trabalho →</text:span> personalizar a aparência e o comportamento. <text:span text:style-name="T40">Eu particularmente gosto do tema Arc-Dark.</text:span></text:p>
      <text:p text:style-name="P11">Para alterar <text:span text:style-name="T29">as configurações </text:span>do IceWM: menu iniciar → centro de controle <text:span text:style-name="T25">→ área de trabalho </text:span>→ editar <text:span text:style-name="T26">as </text:span>configurações <text:span text:style-name="T26">do</text:span> IceWM.</text:p>
      <text:p text:style-name="P10">Para <text:a xlink:type="simple" xlink:href="https://www.antixforum.com/forums/topic/roxterm-how-to-have-keyboard-shortcuts/#post-36600" text:style-name="Internet_20_link" text:visited-style-name="Visited_20_Internet_20_Link">definir os atalhos do RoxTerm</text:a>: menu preferências → gerenciador de configurações → atalhos → permitir edição. → fechar. Agora, vá até a opção de menu que queira definir um atalho, e tecle o atalho desejado. Sugestões: Ctrl+Shift+C para copiar, Ctrl+Shift+V para colar, Ctrl+Shift+T para nova aba e Ctrl+Shift+W para fechar aba. Depois desative a opção “permitir edição” ativada anteriormente.</text:p>
      <text:p text:style-name="P12">Para alterar a aparência do RoxTerm: menu preferências → editar perfil atual. Gosto de deixar largura como 128, altura como 8 e “mostrar barra de menu por padrão” desativado. Assim, o terminal ocupa pouco espaço. Caso necessário, para abrir a barra de menu, só abrir o menu de contexto (botão direito do mouse).</text:p>
      <text:p text:style-name="P20"><text:span text:style-name="T35">Para habilitar uma lixeira, você pode executar o script do </text:span><text:a xlink:type="simple" xlink:href="https://www.antixforum.com/forums/topic/script-to-add-a-trash-can-to-zzzfm/#post-77262" text:style-name="Internet_20_link" text:visited-style-name="Visited_20_Internet_20_Link"><text:span text:style-name="T35">PPC</text:span></text:a><text:span text:style-name="T35">, também disponível na pasta </text:span><text:span text:style-name="Source_20_Text"><text:span text:style-name="T35">antiXSavedConfig</text:span></text:span><text:span text:style-name="T35">. </text:span><text:span text:style-name="T36">Esse script instala o </text:span><text:span text:style-name="Source_20_Text"><text:span text:style-name="T36">trash-cli</text:span></text:span> <text:span text:style-name="T36">e adiciona no menu de contexto do zzzfm a opção de mover para lixeira. </text:span><text:span text:style-name="T41">(observação: executei ele duas vezes para reconfigurar o zzzfm corretamente).</text:span></text:p>
      <text:h text:style-name="P28" text:outline-level="1">Bônus</text:h>
      <text:h text:style-name="P29" text:outline-level="2">Alterando a lista de repositórios <text:span text:style-name="T21">(não deu certo)</text:span></text:h>
      <text:p text:style-name="P14">Não deu certo. Repositório instável, não funcionou!</text:p>
      <text:p text:style-name="P9">Por padrão, o anti<text:span text:style-name="T3">X</text:span> vem com <text:span text:style-name="T3">um </text:span>kernel que inclui <text:span text:style-name="T3">apenas </text:span>firmwares <text:span text:style-name="T4">e drivers </text:span><text:span text:style-name="T3">opensources. </text:span><text:span text:style-name="T4">Mas v</text:span><text:span text:style-name="T3">ários firmwares </text:span><text:span text:style-name="T4">e drivers </text:span><text:span text:style-name="T3">só possuem versão não-opensource, como de placas </text:span><text:span text:style-name="T4">wifi, vídeo</text:span><text:span text:style-name="T3"> e até codecs de áudio e vídeo. </text:span><text:span text:style-name="T4">Portanto, dependendo do seu hardware ou de mídias que você quiser reproduzir, será necessário instalar firmwares e drivers não-opensources. Para isso, vamos habilitar repositórios de pacotes não opensource</text:span><text:span text:style-name="T10">s.</text:span></text:p>
      <text:p text:style-name="P15">Por padrão, os pacotes instalados vêm de repositórios “estáveis”. Mas pacotes desses repositórios geralmente estão em versões mais antigas. Eu gosto de pacotes com as versões mais atuais, então também vamos habilitar os repositórios “rolling”, que mantém as últimas versões disponíveis dos pacotes.</text:p>
      <text:p text:style-name="P9"><text:span text:style-name="T4">Abra o arquivo de listagem dos repositórios </text:span><text:span text:style-name="T11">como administrador:</text:span><text:span text:style-name="T4"> </text:span><text:span text:style-name="Source_20_Text"><text:span text:style-name="T11">sudo nano /</text:span></text:span><text:span text:style-name="Source_20_Text"><text:span text:style-name="T4">etc/apt/sources.list.d/debian.list</text:span></text:span>. <text:span text:style-name="T5">Desabilite os </text:span><text:span text:style-name="T6">repositórios</text:span><text:span text:style-name="T5"> “stable” e habilite os </text:span><text:span text:style-name="T6">repositórios</text:span><text:span text:style-name="T5"> “rolling”, </text:span><text:span text:style-name="T11">confirmando que essas linhas terminem com </text:span><text:span text:style-name="Source_20_Text"><text:span text:style-name="T11">contrib non-free</text:span></text:span><text:span text:style-name="T5">. Também habilite o </text:span><text:span text:style-name="T6">repositório “multimedia”. Execute o</text:span><text:span text:style-name="T16">s</text:span><text:span text:style-name="T6"> comando</text:span><text:span text:style-name="T16">s</text:span><text:span text:style-name="T6"> </text:span><text:span text:style-name="Source_20_Text"><text:span text:style-name="T12">sudo a</text:span></text:span><text:span text:style-name="Source_20_Text"><text:span text:style-name="T6">pt update </text:span></text:span><text:span text:style-name="Source_20_Text"><text:span text:style-name="T16">&amp;&amp; sudo apt </text:span></text:span><text:span text:style-name="Source_20_Text"><text:span text:style-name="T18">dist-</text:span></text:span><text:span text:style-name="Source_20_Text"><text:span text:style-name="T16">upgrade &amp;&amp; sudo apt autoremove </text:span></text:span><text:span text:style-name="Source_20_Text"><text:span text:style-name="T17">&amp;&amp; sudo reboot</text:span></text:span> <text:span text:style-name="T17">para atualizar a lista de pacotes, atualizar os pacotes, remover pacotes não utilizados e reiniciar o sistema, respectivament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indent="0.499cm"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margin-top="0cm" fo:margin-bottom="0.25cm" style:contextual-spacing="tru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25cm" style:contextual-spacing="true"/>
      <style:text-properties fo:color="#50200c" loext:opacity="100%"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fo:color="#50200c" loext:opacity="100%" style:font-name="Liberation Mono" fo:font-family="'Liberation Mono'" style:font-family-generic="modern" style:font-pitch="fixed" fo:font-size="11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Placeholder" style:family="text">
      <style:text-properties fo:font-variant="small-caps" fo:color="#008080" loext:opacity="100%" style:text-underline-style="dotte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0T15:53:51.411216204</meta:creation-date>
    <dc:date>2023-07-26T20:18:52.608361585</dc:date>
    <meta:editing-duration>PT10H14M12S</meta:editing-duration>
    <meta:editing-cycles>56</meta:editing-cycles>
    <meta:generator>LibreOffice/7.0.4.2$Linux_X86_64 LibreOffice_project/00$Build-2</meta:generator>
    <meta:document-statistic meta:table-count="0" meta:image-count="0" meta:object-count="0" meta:page-count="1" meta:paragraph-count="40" meta:word-count="1416" meta:character-count="9380" meta:non-whitespace-character-count="7879"/>
  </office:meta>
</office:document-meta>
</file>